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Tahoma3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shadow="none" style:writing-mode="lr-tb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="none"/>
    </style:style>
    <style:style style:name="P1" style:family="paragraph" style:parent-style-name="Table_20_Contents">
      <style:text-properties style:font-name="Tahoma1" fo:font-weight="bold" style:font-weight-asian="bold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1" fo:font-weight="bold" style:font-weight-asian="bold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1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Tahoma1"/>
    </style:style>
    <style:style style:name="P6" style:family="paragraph" style:parent-style-name="Standard">
      <style:paragraph-properties loext:contextual-spacing="false" fo:margin-top="0cm" fo:margin-bottom="0.101cm" style:writing-mode="lr-tb"/>
      <style:text-properties style:font-name="Tahoma1"/>
    </style:style>
    <style:style style:name="P7" style:family="paragraph" style:parent-style-name="Standard">
      <style:paragraph-properties loext:contextual-spacing="false" fo:margin-top="0cm" fo:margin-bottom="0.101cm" style:writing-mode="lr-tb"/>
      <style:text-properties style:font-name="Tahoma1"/>
    </style:style>
    <style:style style:name="P8" style:family="paragraph" style:parent-style-name="Standard">
      <style:paragraph-properties loext:contextual-spacing="false" fo:margin-top="0cm" fo:margin-bottom="0.101cm" style:writing-mode="lr-tb"/>
      <style:text-properties style:font-name="Tahoma1"/>
    </style:style>
    <style:style style:name="P9" style:family="paragraph" style:parent-style-name="Standard">
      <style:paragraph-properties loext:contextual-spacing="false" fo:margin-top="0.101cm" fo:margin-bottom="0.101cm" style:writing-mode="lr-tb"/>
      <style:text-properties style:font-name="Tahoma1"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paragraph-properties loext:contextual-spacing="false" fo:margin-top="0.101cm" fo:margin-bottom="0.101cm" style:writing-mode="lr-tb"/>
      <style:text-properties style:use-window-font-color="true" style:font-name="Tahoma1" fo:font-size="15pt" fo:language="zxx" fo:country="none" fo:font-weight="bold" style:letter-kerning="true" style:font-name-asian="Andale Sans UI" style:font-size-asian="15pt" style:language-asian="zxx" style:country-asian="none" style:font-weight-asian="bold" style:font-name-complex="Tahoma2" style:font-size-complex="15pt" style:language-complex="zxx" style:country-complex="none" style:font-weight-complex="bold"/>
    </style:style>
    <style:style style:name="P11" style:family="paragraph" style:parent-style-name="Standard">
      <style:paragraph-properties loext:contextual-spacing="false" fo:margin-top="0.049cm" fo:margin-bottom="0.049cm" style:writing-mode="lr-tb"/>
      <style:text-properties style:font-name="Tahoma1" fo:font-weight="bold" style:font-weight-asian="bold" style:font-weight-complex="bold"/>
    </style:style>
    <style:style style:name="P12" style:family="paragraph" style:parent-style-name="Standard">
      <style:paragraph-properties loext:contextual-spacing="false" fo:margin-top="0cm" fo:margin-bottom="0.049cm" style:writing-mode="lr-tb"/>
      <style:text-properties style:use-window-font-color="true" style:font-name="Tahoma1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P13" style:family="paragraph" style:parent-style-name="Standard">
      <style:paragraph-properties loext:contextual-spacing="false" fo:margin-top="0cm" fo:margin-bottom="0cm" style:writing-mode="lr-tb"/>
      <style:text-properties style:font-name="Tahoma1"/>
    </style:style>
    <style:style style:name="P14" style:family="paragraph" style:parent-style-name="Standard" style:master-page-name="Standard">
      <style:paragraph-properties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loext:contextual-spacing="false" fo:margin-top="0cm" fo:margin-bottom="0.101cm" style:writing-mode="lr-tb"/>
      <style:text-properties style:font-name="Tahoma1"/>
    </style:style>
    <style:style style:name="P16" style:family="paragraph" style:parent-style-name="Standard">
      <style:paragraph-properties loext:contextual-spacing="false" fo:margin-top="0cm" fo:margin-bottom="0.101cm" style:writing-mode="lr-tb"/>
      <style:text-properties style:font-name="Tahoma1"/>
    </style:style>
    <style:style style:name="P17" style:family="paragraph" style:parent-style-name="Standard">
      <style:paragraph-properties loext:contextual-spacing="false" fo:margin-top="0cm" fo:margin-bottom="0.101cm" fo:text-align="start" style:justify-single-word="false" style:writing-mode="lr-tb"/>
      <style:text-properties style:font-name="Tahoma1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margin-top="0cm" fo:margin-bottom="0.101cm" fo:text-align="start" style:justify-single-word="false"/>
      <style:text-properties style:font-name="Tahoma1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 style:writing-mode="lr-tb"/>
      <style:text-properties style:font-name="Tahoma1"/>
    </style:style>
    <style:style style:name="P20" style:family="paragraph" style:parent-style-name="Standard">
      <style:paragraph-properties fo:margin-top="0cm" fo:margin-bottom="0cm" fo:text-align="start" style:justify-single-word="false"/>
      <style:text-properties style:font-name="Tahoma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3" style:family="text">
      <style:text-properties style:use-window-font-color="true" style:font-name="Tahoma" fo:font-size="12pt" fo:language="zxx" fo:country="none" fo:font-weight="normal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4" style:family="text">
      <style:text-properties style:font-name="Tahoma" style:font-name-asian="Tahoma" style:font-name-complex="Tahoma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 continuación realizaremos la práctica en Windows y el Linux. </text:p>
      <text:p text:style-name="P5">El objetivo de la práctica es ver las herramientas necesarias para visualizar la configuración TCP/IP.</text:p>
      <text:p text:style-name="P9">Configuración de la red en Windows: </text:p>
      <text:p text:style-name="P13"><text:span text:style-name="T3">•</text:span><text:span text:style-name="T2"> Para abir el Simbolo del sistema </text:span>Inicio &gt; Programas &gt; Símbolo del Sistema.</text:p>
      <text:p text:style-name="P13"><text:span text:style-name="T4">•</text:span> Otra manera de abrir el <text:span text:style-name="T2">Simbolo del sistema </text:span><text:span text:style-name="T2">es introduciendo la palbra cmd en el buscador de Windows.</text:span></text:p>
      <text:p text:style-name="P12">Comando ipconfig</text:p>
      <text:p text:style-name="P6">Ipconfig es un comando utilizado para averiguar ciertas configuraciones TCP/IP (Dirección IP, Máscara de subred, Puerta de enlace, ...).</text:p>
      <text:p text:style-name="P5">El comando ipconfig tiene un parámetro el cual te dará aún más información acerca de tu configuració TCP/IP, escribiendo ipconfig/all.</text:p>
      <text:p text:style-name="P11">Comando ping</text:p>
      <text:p text:style-name="P6">Ping es un comando el cual es muy utilizado seguida de una dirección ip o bien una dirección web para averiguar si hay conectividad en la red entre tu host y el host destino.</text:p>
      <text:p text:style-name="P6"><text:span text:style-name="T4">•</text:span> Ejemplos: ping 192.168.1.2, ping <text:a xlink:type="simple" xlink:href="http://www.google.es/" text:style-name="Internet_20_link" text:visited-style-name="Visited_20_Internet_20_Link">www.google.es</text:a>.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7">Host 1</text:p>
            <text:p text:style-name="P19"><text:span text:style-name="T5">IP:</text:span> 192.168.12.113</text:p>
            <text:p text:style-name="P19"><text:span text:style-name="T5">Màscara:</text:span> 255.255.255.0 </text:p>
            <text:p text:style-name="P19"><text:span text:style-name="T5">Gateway:</text:span> 192.168.12.1 </text:p>
          </table:table-cell>
          <table:table-cell table:style-name="Tabla1.A1" office:value-type="string">
            <text:p text:style-name="P18">Host 2</text:p>
            <text:p text:style-name="P20"><text:span text:style-name="T5">IP:</text:span> 192.168.12.205 </text:p>
            <text:p text:style-name="P20"><text:span text:style-name="T5">Màscara:</text:span> 255.255.255.0 <text:span text:style-name="T5">Gateway: </text:span>192.168.12.1 </text:p>
          </table:table-cell>
          <table:table-cell table:style-name="Tabla1.A1" office:value-type="string">
            <text:p text:style-name="P18">Host 3</text:p>
            <text:p text:style-name="P20"><text:span text:style-name="T5">IP:</text:span> 192.168.112.97 </text:p>
            <text:p text:style-name="P20"><text:span text:style-name="T5">Màscara:</text:span> 255.255.255.0 <text:span text:style-name="T5">Gateway:</text:span> 192.168.12.1 </text:p>
          </table:table-cell>
        </table:table-row>
      </table:table>
      <text:p text:style-name="P6"/>
      <text:p text:style-name="P10">Configuración de la red en Linux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Tahoma3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2" style:family="table">
      <style:table-properties style:width="17.018cm" table:align="left" style:writing-mode="lr-tb"/>
    </style:style>
    <style:style style:name="Taula2.A" style:family="table-column">
      <style:table-column-properties style:column-width="2.99cm"/>
    </style:style>
    <style:style style:name="Taula2.B" style:family="table-column">
      <style:table-column-properties style:column-width="6.218cm"/>
    </style:style>
    <style:style style:name="Taula2.C" style:family="table-column">
      <style:table-column-properties style:column-width="3.542cm"/>
    </style:style>
    <style:style style:name="Taula2.D" style:family="table-column">
      <style:table-column-properties style:column-width="4.269cm"/>
    </style:style>
    <style:style style:name="Taula2.1" style:family="table-row">
      <style:table-row-properties style:keep-together="true" fo:keep-together="auto"/>
    </style:style>
    <style:style style:name="Taula2.A1" style:family="table-cell">
      <style:table-cell-properties style:vertical-align="top" fo:background-color="#eeeeee" fo:padding="0.097cm" fo:border-left="0.035cm solid #000000" fo:border-right="none" fo:border-top="0.035cm solid #000000" fo:border-bottom="none" style:writing-mode="lr-tb">
        <style:background-image/>
      </style:table-cell-properties>
    </style:style>
    <style:style style:name="Taula2.B1" style:family="table-cell">
      <style:table-cell-properties style:vertical-align="top" fo:background-color="#eeeeee" fo:padding="0.097cm" fo:border-left="none" fo:border-right="none" fo:border-top="0.035cm solid #000000" fo:border-bottom="none" style:writing-mode="lr-tb">
        <style:background-image/>
      </style:table-cell-properties>
    </style:style>
    <style:style style:name="Taula2.D1" style:family="table-cell">
      <style:table-cell-properties style:vertical-align="top" fo:background-color="#eeeeee" fo:padding="0.097cm" fo:border-left="none" fo:border-right="0.035cm solid #000000" fo:border-top="0.035cm solid #000000" fo:border-bottom="none" style:writing-mode="lr-tb">
        <style:background-image/>
      </style:table-cell-properties>
    </style:style>
    <style:style style:name="Taula2.A2" style:family="table-cell">
      <style:table-cell-properties style:vertical-align="top" fo:background-color="#eeeeee" fo:padding="0.097cm" fo:border-left="0.035cm solid #000000" fo:border-right="none" fo:border-top="none" fo:border-bottom="none" style:writing-mode="lr-tb">
        <style:background-image/>
      </style:table-cell-properties>
    </style:style>
    <style:style style:name="Tau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ula2.D2" style:family="table-cell">
      <style:table-cell-properties style:vertical-align="top" fo:background-color="#eeeeee" fo:padding="0.097cm" fo:border-left="none" fo:border-right="0.035cm solid #000000" fo:border-top="none" fo:border-bottom="none" style:writing-mode="lr-tb">
        <style:background-image/>
      </style:table-cell-properties>
    </style:style>
    <style:style style:name="Taula2.A3" style:family="table-cell">
      <style:table-cell-properties style:vertical-align="top" fo:background-color="#eeeeee" fo:padding="0.097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ula1" style:family="table">
      <style:table-properties style:width="17.018cm" table:align="left" style:writing-mode="lr-tb"/>
    </style:style>
    <style:style style:name="Taula1.A" style:family="table-column">
      <style:table-column-properties style:column-width="17.018cm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eeeee" fo:padding="0.097cm" fo:border="0.035cm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1" fo:font-weight="bold" style:font-weight-asian="bold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1"/>
    </style:style>
    <style:style style:name="MP3" style:family="paragraph" style:parent-style-name="Table_20_Contents">
      <style:text-properties style:font-name="Tahoma1" fo:font-weight="bold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column table:style-name="Taula2.D"/>
          <table:table-row table:style-name="Taula2.1">
            <table:table-cell table:style-name="Taula2.A1" office:value-type="string">
              <text:p text:style-name="MP1">Nombre:</text:p>
            </table:table-cell>
            <table:table-cell table:style-name="Taula2.B1" office:value-type="string">
              <text:p text:style-name="MP2">Sergio</text:p>
            </table:table-cell>
            <table:table-cell table:style-name="Taula2.B1" office:value-type="string">
              <text:p text:style-name="MP3">Apellidos:</text:p>
            </table:table-cell>
            <table:table-cell table:style-name="Taula2.D1" office:value-type="string">
              <text:p text:style-name="MP2">Jiménez Sastre</text:p>
            </table:table-cell>
          </table:table-row>
          <table:table-row table:style-name="Taula2.1">
            <table:table-cell table:style-name="Taula2.A2" office:value-type="string">
              <text:p text:style-name="MP3">Asignatura:</text:p>
            </table:table-cell>
            <table:table-cell table:style-name="Taula2.B2" office:value-type="string">
              <text:p text:style-name="MP2">Sistemas informáticos</text:p>
            </table:table-cell>
            <table:table-cell table:style-name="Taula2.B2" office:value-type="string">
              <text:p text:style-name="MP3">Curso y Grupo:</text:p>
            </table:table-cell>
            <table:table-cell table:style-name="Taula2.D2" office:value-type="string">
              <text:p text:style-name="MP2">DAW1A</text:p>
            </table:table-cell>
          </table:table-row>
          <table:table-row table:style-name="Taula2.1">
            <table:table-cell table:style-name="Taula2.A3" table:number-columns-spanned="4" office:value-type="string">
              <text:p text:style-name="MP3">Práctica: <text:span text:style-name="MT1">Práctica 1 – Introducción a las redes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ula1" table:style-name="Taula1">
          <table:table-column table:style-name="Taula1.A"/>
          <table:table-row table:style-name="Taula1.1">
            <table:table-cell table:style-name="Taula1.A1" office:value-type="string">
              <text:p text:style-name="MP4"><text:page-number text:select-page="current">1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4T17:17:49.316000000</meta:creation-date>
    <dc:date>2017-10-25T13:01:42.18</dc:date>
    <meta:editing-cycles>27</meta:editing-cycles>
    <meta:editing-duration>PT1H20M31S</meta:editing-duration>
    <meta:generator>OpenOffice/4.1.2$Win32 OpenOffice.org_project/412m3$Build-9782</meta:generator>
    <meta:document-statistic meta:table-count="3" meta:image-count="0" meta:object-count="0" meta:page-count="1" meta:paragraph-count="32" meta:word-count="198" meta:character-count="1280"/>
  </office:meta>
</office:document-meta>
</file>